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0C78E41EA8E3A460B4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0.912cm"/>
    </style:style>
    <style:style style:name="Таблица2.B" style:family="table-column">
      <style:table-column-properties style:column-width="5.689cm"/>
    </style:style>
    <style:style style:name="Таблица2.C" style:family="table-column">
      <style:table-column-properties style:column-width="2.783cm"/>
    </style:style>
    <style:style style:name="Таблица2.D" style:family="table-column">
      <style:table-column-properties style:column-width="3.316cm"/>
    </style:style>
    <style:style style:name="Таблица2.E" style:family="table-column">
      <style:table-column-properties style:column-width="3.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1.205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style:line-height-at-least="0.019cm"/>
      <style:text-properties fo:color="#000000" style:font-name="Consolas" fo:font-size="14pt" style:font-size-asian="14pt" style:font-size-complex="14pt"/>
    </style:style>
    <style:style style:name="P3" style:family="paragraph" style:parent-style-name="Text_20_body">
      <style:paragraph-properties style:line-height-at-least="0.019cm"/>
      <style:text-properties fo:color="#000000" style:font-name="Consolas" fo:font-size="14pt" fo:language="en" fo:country="US" officeooo:rsid="001f068f" officeooo:paragraph-rsid="001f068f" style:font-size-asian="14pt" style:font-size-complex="14pt"/>
    </style:style>
    <style:style style:name="P4" style:family="paragraph" style:parent-style-name="Text_20_body">
      <style:paragraph-properties style:line-height-at-least="0.019cm"/>
      <style:text-properties fo:color="#000000" style:font-name="Consolas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Text_20_body">
      <style:paragraph-properties style:line-height-at-least="0.019cm"/>
      <style:text-properties fo:color="#000000" style:font-name="Times New Roman1" fo:font-size="14pt" fo:language="ru" fo:country="RU" officeooo:rsid="001f068f" officeooo:paragraph-rsid="001f068f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20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19e290" officeooo:paragraph-rsid="0019e29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1c13df" officeooo:paragraph-rsid="001c13d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2817ca" officeooo:paragraph-rsid="002817c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19e290" officeooo:paragraph-rsid="002362e6" style:font-name-asian="Times New Roman2" style:font-size-asian="14pt" style:language-asian="ru" style:country-asian="RU" style:font-style-asian="italic" style:font-weight-asian="bold" style:font-name-complex="Times New Roman2" style:font-size-complex="14pt" style:font-style-complex="italic" style:font-weight-complex="bold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243b43" officeooo:paragraph-rsid="00243b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1d1a89" officeooo:paragraph-rsid="001d1a8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24pt" fo:language="ru" fo:country="RU" fo:font-weight="bold" officeooo:rsid="0019e290" officeooo:paragraph-rsid="0019e290" style:font-name-asian="Times New Roman2" style:font-size-asian="24pt" style:language-asian="ru" style:country-asian="RU" style:font-weight-asian="bold" style:font-name-complex="Times New Roman2" style:font-size-complex="24pt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size="14pt" fo:font-weight="normal" officeooo:rsid="0019e290" officeooo:paragraph-rsid="0019e290" style:font-size-asian="12.25pt" style:font-weight-asian="normal" style:font-size-complex="14pt" style:font-weight-complex="normal"/>
    </style:style>
    <style:style style:name="P3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size="14pt" fo:language="ru" fo:country="RU" fo:font-weight="normal" officeooo:rsid="001c13df" officeooo:paragraph-rsid="001c13df" style:font-size-asian="12.25pt" style:font-weight-asian="normal" style:font-size-complex="14pt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size="14pt" fo:language="ru" fo:country="RU" fo:font-weight="normal" officeooo:rsid="001d1a89" officeooo:paragraph-rsid="001d1a89" style:font-size-asian="12.25pt" style:font-weight-asian="normal" style:font-size-complex="14pt" style:font-weight-complex="normal"/>
    </style:style>
    <style:style style:name="P3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size="14pt" fo:language="ru" fo:country="RU" fo:font-weight="normal" officeooo:rsid="00243b43" officeooo:paragraph-rsid="00243b43" style:font-size-asian="12.25pt" style:font-weight-asian="normal" style:font-size-complex="14pt" style:font-weight-complex="normal"/>
    </style:style>
    <style:style style:name="P3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1" fo:font-size="14pt" fo:font-weight="normal" officeooo:rsid="00243b43" officeooo:paragraph-rsid="00243b43" style:font-size-asian="14pt" style:font-weight-asian="normal" style:font-size-complex="14pt" style:font-weight-complex="normal"/>
    </style:style>
    <style:style style:name="P3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1" fo:font-size="14pt" fo:font-weight="normal" officeooo:rsid="00280545" officeooo:paragraph-rsid="00280545" style:font-size-asian="14pt" style:font-weight-asian="normal" style:font-size-complex="14pt" style:font-weight-complex="normal"/>
    </style:style>
    <style:style style:name="P35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36" style:family="paragraph" style:parent-style-name="Table_20_Contents">
      <style:text-properties style:font-name="Times New Roman1" fo:font-size="14pt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8" style:family="paragraph" style:parent-style-name="Table_20_Contents">
      <style:text-properties style:font-name="Times New Roman1" fo:font-size="14pt" officeooo:rsid="0030423b" officeooo:paragraph-rsid="0030423b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30423b" officeooo:paragraph-rsid="0030423b" style:font-size-asian="14pt" style:font-size-complex="14pt"/>
    </style:style>
    <style:style style:name="P40" style:family="paragraph" style:parent-style-name="Table_20_Contents">
      <style:text-properties style:font-name="Times New Roman1" fo:font-size="14pt" fo:language="ru" fo:country="RU" officeooo:rsid="0031292b" officeooo:paragraph-rsid="0031292b" style:font-size-asian="14pt" style:font-size-complex="14pt"/>
    </style:style>
    <style:style style:name="P41" style:family="paragraph" style:parent-style-name="Table_20_Contents">
      <style:text-properties style:font-name="Times New Roman1" fo:font-size="14pt" fo:language="ru" fo:country="RU" officeooo:rsid="0032fd33" officeooo:paragraph-rsid="0032fd33" style:font-size-asian="14pt" style:font-size-complex="14pt"/>
    </style:style>
    <style:style style:name="P42" style:family="paragraph" style:parent-style-name="Table_20_Contents">
      <style:text-properties style:font-name="Times New Roman1" fo:font-size="14pt" fo:language="ru" fo:country="RU" officeooo:rsid="00352741" officeooo:paragraph-rsid="00352741" style:font-size-asian="14pt" style:font-size-complex="14pt"/>
    </style:style>
    <style:style style:name="P43" style:family="paragraph" style:parent-style-name="Table_20_Contents">
      <style:text-properties style:font-name="Times New Roman1" fo:font-size="14pt" fo:language="en" fo:country="US" officeooo:rsid="0031292b" officeooo:paragraph-rsid="0031292b" style:font-size-asian="14pt" style:font-size-complex="14pt"/>
    </style:style>
    <style:style style:name="P44" style:family="paragraph" style:parent-style-name="Table_20_Contents">
      <style:text-properties style:font-name="Times New Roman1" fo:font-size="14pt" fo:language="en" fo:country="US" officeooo:rsid="0032fd33" officeooo:paragraph-rsid="0032fd33" style:font-size-asian="14pt" style:font-size-complex="14pt"/>
    </style:style>
    <style:style style:name="P45" style:family="paragraph" style:parent-style-name="Table_20_Contents">
      <style:text-properties style:font-name="Times New Roman1" fo:font-size="14pt" fo:language="en" fo:country="US" officeooo:rsid="00337ce9" officeooo:paragraph-rsid="00337ce9" style:font-size-asian="14pt" style:font-size-complex="14pt"/>
    </style:style>
    <style:style style:name="P46" style:family="paragraph" style:parent-style-name="Table_20_Contents">
      <style:text-properties style:font-name="Times New Roman1" fo:font-size="14pt" fo:language="en" fo:country="US" officeooo:rsid="00352741" officeooo:paragraph-rsid="00352741" style:font-size-asian="14pt" style:font-size-complex="14pt"/>
    </style:style>
    <style:style style:name="P4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49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0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51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5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1ab047" officeooo:paragraph-rsid="001b4fb0" style:font-size-asian="12.25pt" style:font-weight-asian="normal" style:font-size-complex="14pt" style:font-weight-complex="normal"/>
    </style:style>
    <style:style style:name="P5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5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5pt" fo:font-weight="normal" officeooo:rsid="001b4fb0" officeooo:paragraph-rsid="001b4fb0" style:font-size-asian="13.1000003814697pt" style:font-weight-asian="normal" style:font-size-complex="15pt" style:font-weight-complex="normal"/>
    </style:style>
    <style:style style:name="P5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5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5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2ce9a5" officeooo:paragraph-rsid="002ce9a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2f9743" officeooo:paragraph-rsid="002f97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font-size="16pt" fo:font-weight="normal" officeooo:rsid="002ce9a5" officeooo:paragraph-rsid="002f9743" style:font-size-asian="16pt" style:font-weight-asian="normal" style:font-size-complex="16pt" style:font-weight-complex="normal"/>
    </style:style>
    <style:style style:name="P62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font-size="16pt" fo:font-weight="normal" officeooo:rsid="002d1a8c" officeooo:paragraph-rsid="002d1a8c" style:font-size-asian="16pt" style:font-weight-asian="normal" style:font-size-complex="16pt" style:font-weight-complex="normal"/>
    </style:style>
    <style:style style:name="P63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2f0031"/>
    </style:style>
    <style:style style:name="P64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2f9743"/>
    </style:style>
    <style:style style:name="P65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208f20" officeooo:paragraph-rsid="00208f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6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22666f" officeooo:paragraph-rsid="0022666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7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Times New Roman1" fo:font-size="14pt" fo:font-weight="normal" officeooo:rsid="00208f20" officeooo:paragraph-rsid="00208f20" style:font-size-asian="12.25pt" style:font-weight-asian="normal" style:font-size-complex="14pt" style:font-weight-complex="normal"/>
    </style:style>
    <style:style style:name="P68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Times New Roman1" fo:font-size="14pt" fo:font-weight="normal" officeooo:rsid="0022666f" officeooo:paragraph-rsid="002362e6" style:font-size-asian="12.25pt" style:font-weight-asian="normal" style:font-size-complex="14pt" style:font-weight-complex="normal"/>
    </style:style>
    <style:style style:name="P6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7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352741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32fd3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6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8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9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0" style:family="text">
      <style:text-properties fo:color="#000000" style:font-name="Times New Roman1" fo:font-size="14pt" fo:language="ru" fo:country="RU" officeooo:rsid="002d1a8c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fo:color="#000000" style:font-name="Times New Roman1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12" style:family="text">
      <style:text-properties fo:color="#000000" style:font-name="Times New Roman1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13" style:family="text">
      <style:text-properties fo:color="#000000" style:font-name="Times New Roman1" fo:font-size="14pt" fo:language="ru" fo:country="RU" officeooo:rsid="002d1a8c" style:font-name-asian="Times New Roman2" style:font-size-asian="12.25pt" style:language-asian="ru" style:country-asian="RU" style:font-name-complex="Times New Roman2" style:font-size-complex="14pt"/>
    </style:style>
    <style:style style:name="T14" style:family="text">
      <style:text-properties fo:color="#000000" style:font-name="Times New Roman1" fo:font-size="14pt" fo:language="ru" fo:country="RU" fo:font-weight="normal" officeooo:rsid="002d1a8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5" style:family="text">
      <style:text-properties fo:color="#000000" style:font-name="Times New Roman1" fo:font-size="14pt" fo:language="ru" fo:country="RU" fo:font-weight="normal" officeooo:rsid="002f97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6" style:family="text">
      <style:text-properties fo:color="#000000" style:font-name="Times New Roman1" fo:font-size="14pt" fo:language="ru" fo:country="RU" fo:font-weight="normal" officeooo: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7" style:family="text">
      <style:text-properties fo:color="#000000" style:font-name="Times New Roman1" fo:font-size="14pt" fo:language="en" fo:country="US" style:font-name-asian="Times New Roman2" style:font-size-asian="12.25pt" style:language-asian="ru" style:country-asian="RU" style:font-name-complex="Times New Roman2" style:font-size-complex="14pt"/>
    </style:style>
    <style:style style:name="T18" style:family="text"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style:font-name="Times New Roman1" fo:language="ru" fo:country="RU" fo:font-weight="bold" style:font-name-asian="Times New Roman2" style:language-asian="ru" style:country-asian="RU" style:font-weight-asian="bold" style:font-name-complex="Times New Roman2"/>
    </style:style>
    <style:style style:name="T20" style:family="text">
      <style:text-properties fo:color="#000000" style:font-name="Times New Roman1" fo:language="ru" fo:country="RU" fo:font-weight="bold" style:font-name-asian="Times New Roman2" style:language-asian="ru" style:country-asian="RU" style:font-weight-asian="bold" style:font-name-complex="Times New Roman2" style:font-weight-complex="bold"/>
    </style:style>
    <style:style style:name="T21" style:family="text">
      <style:text-properties fo:color="#000000" style:font-name="Times New Roman1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22" style:family="text">
      <style:text-properties fo:color="#000000" style:font-name="Times New Roman1" fo:language="ru" fo:country="RU" style:font-name-asian="Times New Roman2" style:language-asian="ru" style:country-asian="RU" style:font-name-complex="Times New Roman2"/>
    </style:style>
    <style:style style:name="T23" style:family="text">
      <style:text-properties fo:color="#000000" style:font-name="Times New Roman1" fo:language="ru" fo:country="RU" officeooo:rsid="001ab047" style:font-name-asian="Times New Roman2" style:language-asian="ru" style:country-asian="RU" style:font-name-complex="Times New Roman2"/>
    </style:style>
    <style:style style:name="T24" style:family="text">
      <style:text-properties fo:color="#000000" style:font-name="Times New Roman1" fo:language="ru" fo:country="RU" officeooo:rsid="001b4fb0" style:font-name-asian="Times New Roman2" style:language-asian="ru" style:country-asian="RU" style:font-name-complex="Times New Roman2"/>
    </style:style>
    <style:style style:name="T25" style:family="text">
      <style:text-properties fo:color="#000000" style:font-name="Times New Roman1" fo:language="en" fo:country="US" style:font-name-asian="Times New Roman2" style:language-asian="ru" style:country-asian="RU" style:font-name-complex="Times New Roman2"/>
    </style:style>
    <style:style style:name="T26" style:family="text">
      <style:text-properties fo:color="#000000" style:font-name="Times New Roman1" style:font-name-asian="Times New Roman2" style:language-asian="ru" style:country-asian="RU" style:font-name-complex="Times New Roman2"/>
    </style:style>
    <style:style style:name="T27" style:family="text">
      <style:text-properties fo:color="#000000" style:font-name="Times New Roman1" fo:font-size="15pt" fo:language="en" fo:country="US" officeooo:rsid="001b4fb0" style:font-name-asian="Times New Roman2" style:font-size-asian="13.1000003814697pt" style:language-asian="ru" style:country-asian="RU" style:font-name-complex="Times New Roman2" style:font-size-complex="15pt"/>
    </style:style>
    <style:style style:name="T28" style:family="text">
      <style:text-properties fo:color="#000000" style:font-name="Times New Roman1" fo:font-size="15pt" fo:language="ru" fo:country="RU" officeooo:rsid="001b4fb0" style:font-name-asian="Times New Roman2" style:font-size-asian="13.1000003814697pt" style:language-asian="ru" style:country-asian="RU" style:font-name-complex="Times New Roman2" style:font-size-complex="15pt"/>
    </style:style>
    <style:style style:name="T29" style:family="text">
      <style:text-properties fo:color="#000000" fo:language="ru" fo:country="RU" style:font-name-asian="Times New Roman2" style:language-asian="ru" style:country-asian="RU" style:font-name-complex="Times New Roman2"/>
    </style:style>
    <style:style style:name="T30" style:family="text">
      <style:text-properties fo:color="#000000" fo:language="ru" fo:country="RU" officeooo:rsid="0022666f" style:font-name-asian="Times New Roman2" style:language-asian="ru" style:country-asian="RU" style:font-name-complex="Times New Roman2"/>
    </style:style>
    <style:style style:name="T31" style:family="text">
      <style:text-properties fo:color="#000000" fo:language="ru" fo:country="RU" officeooo:rsid="002362e6" style:font-name-asian="Times New Roman2" style:language-asian="ru" style:country-asian="RU" style:font-name-complex="Times New Roman2"/>
    </style:style>
    <style:style style:name="T32" style:family="text">
      <style:text-properties fo:color="#000000" fo:language="ru" fo:country="RU" officeooo:rsid="00261220" style:font-name-asian="Times New Roman2" style:language-asian="ru" style:country-asian="RU" style:font-name-complex="Times New Roman2"/>
    </style:style>
    <style:style style:name="T33" style:family="text">
      <style:text-properties fo:color="#000000" fo:language="en" fo:country="US" style:font-name-asian="Times New Roman2" style:language-asian="ru" style:country-asian="RU" style:font-name-complex="Times New Roman2"/>
    </style:style>
    <style:style style:name="T34" style:family="text">
      <style:text-properties fo:color="#000000" style:font-name="Consolas" fo:language="en" fo:country="US" style:font-name-asian="Times New Roman2" style:language-asian="ru" style:country-asian="RU" style:font-name-complex="Times New Roman2"/>
    </style:style>
    <style:style style:name="T3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000000" fo:font-size="14pt" fo:font-weight="normal" officeooo:rsid="002f0031" style:font-size-asian="14pt" style:font-weight-asian="normal" style:font-size-complex="14pt" style:font-weight-complex="normal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20299e"/>
    </style:style>
    <style:style style:name="T39" style:family="text">
      <style:text-properties fo:language="ru" fo:country="RU" officeooo:rsid="00208f20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32fd33"/>
    </style:style>
    <style:style style:name="T42" style:family="text">
      <style:text-properties fo:language="en" fo:country="US" officeooo:rsid="00337ce9"/>
    </style:style>
    <style:style style:name="T43" style:family="text">
      <style:text-properties fo:language="en" fo:country="US" officeooo:rsid="00352741"/>
    </style:style>
    <style:style style:name="T44" style:family="text">
      <style:text-properties officeooo:rsid="002f9743"/>
    </style:style>
    <style:style style:name="T45" style:family="text">
      <style:text-properties style:font-size-asian="14pt"/>
    </style:style>
    <style:style style:name="T46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Рисунок 1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1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 </text:p>
            <text:p text:style-name="P11">высшего образования</text:p>
            <text:p text:style-name="P48">«Московский государственный технический университет</text:p>
            <text:p text:style-name="P48">имени Н.Э. Баумана</text:p>
            <text:p text:style-name="P11">(национальный исследовательский университет)»</text:p>
            <text:p text:style-name="P11">(МГТУ им. Н.Э. Баумана)</text:p>
          </table:table-cell>
        </table:table-row>
      </table:table>
      <text:p text:style-name="P19"/>
      <text:p text:style-name="P20"/>
      <text:p text:style-name="P17"><text:span text:style-name="T1">ФАКУЛЬТЕТ <text:tab/></text:span><text:span text:style-name="T2">Информатика и системы управления</text:span></text:p>
      <text:p text:style-name="P9"/>
      <text:p text:style-name="P9">КАФЕДРА <text:tab/><text:tab/>Программное обеспечение ЭВМ и информационные технологии</text:p>
      <text:p text:style-name="P10"/>
      <text:p text:style-name="P13"/>
      <text:p text:style-name="P13"/>
      <text:p text:style-name="P18"><text:span text:style-name="T8">ОТЧЕТ ПО </text:span><text:span text:style-name="T9">ЛАБОРАТОРНОЙ РАБОТЕ №1 «ДЛИННАЯ АРИФМЕТИКА»</text:span></text:p>
      <text:p text:style-name="P13"/>
      <text:p text:style-name="P13"/>
      <text:p text:style-name="P17"><text:span text:style-name="T3">Студент<text:tab/><text:tab/><text:tab/></text:span><text:span text:style-name="T4">Козлова Ирина Васильевна</text:span></text:p>
      <text:p text:style-name="P14"/>
      <text:p text:style-name="P17"><text:span text:style-name="T3">Группа<text:tab/><text:tab/><text:tab/>ИУ7 – </text:span><text:span text:style-name="T4">3</text:span><text:span text:style-name="T3">2Б 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6"/>
      <text:p text:style-name="P15"/>
      <text:p text:style-name="P18"><text:span text:style-name="T5">20</text:span><text:span text:style-name="T6">20</text:span><text:span text:style-name="T5"> <text:s text:c="4"/></text:span><text:span text:style-name="T7">г.</text:span></text:p>
      <text:list xml:id="list4222776754" text:style-name="WWNum2">
        <text:list-header>
          <text:p text:style-name="P5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7"><text:a xlink:type="simple" xlink:href="#__RefHeading___Toc1493_1224043242" text:style-name="Index_20_Link" text:visited-style-name="Index_20_Link">Описание условия задачи<text:tab/>3</text:a></text:p>
          <text:p text:style-name="P47"><text:a xlink:type="simple" xlink:href="#__RefHeading___Toc1495_1224043242" text:style-name="Index_20_Link" text:visited-style-name="Index_20_Link">Описание технического задания<text:tab/>3</text:a></text:p>
          <text:p text:style-name="P47"><text:a xlink:type="simple" xlink:href="#__RefHeading___Toc1497_1224043242" text:style-name="Index_20_Link" text:visited-style-name="Index_20_Link">Описание структуры данных<text:tab/>4</text:a></text:p>
          <text:p text:style-name="P47"><text:a xlink:type="simple" xlink:href="#__RefHeading___Toc1499_1224043242" text:style-name="Index_20_Link" text:visited-style-name="Index_20_Link">Описание алгоритма<text:tab/>5</text:a></text:p>
          <text:p text:style-name="P47"><text:a xlink:type="simple" xlink:href="#__RefHeading___Toc1501_1224043242" text:style-name="Index_20_Link" text:visited-style-name="Index_20_Link">Набор тестов<text:tab/>5</text:a></text:p>
          <text:p text:style-name="P47"><text:a xlink:type="simple" xlink:href="#__RefHeading___Toc1503_1224043242" text:style-name="Index_20_Link" text:visited-style-name="Index_20_Link">Ответы на контрольные вопросы<text:tab/>7</text:a></text:p>
          <text:p text:style-name="P47"><text:a xlink:type="simple" xlink:href="#__RefHeading___Toc1505_1224043242" text:style-name="Index_20_Link" text:visited-style-name="Index_20_Link">Вывод<text:tab/>8</text:a></text:p>
        </text:index-body>
      </text:table-of-conten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5" text:outline-level="1"><text:bookmark-start text:name="__RefHeading___Toc1493_1224043242"/><text:soft-page-break/>Описание условия задачи<text:bookmark-end text:name="__RefHeading___Toc1493_1224043242"/></text:h>
      <text:p text:style-name="P29"><text:span text:style-name="T22">Смоделировать операцию деления целого числа длиной до 30 десятичных цифр на действительное число в форме </text:span><text:span text:style-name="T23">+\-</text:span><text:span text:style-name="T22">m.n Е </text:span><text:span text:style-name="T23">+\-</text:span><text:span text:style-name="T22">K, где суммарная длина мантиссы (m+n) - до 30 значащих цифр, а величина порядка K - до 5 цифр. Результат выдать в форме </text:span><text:span text:style-name="T23">+\-</text:span><text:span text:style-name="T22">0.m1 Е </text:span><text:span text:style-name="T23">+\-</text:span><text:span text:style-name="T22">K1, где m1 - до 30 значащих цифр, а K1 - до 5 цифр. </text:span></text:p>
      <text:p text:style-name="P22"/>
      <text:h text:style-name="P35" text:outline-level="1"><text:bookmark-start text:name="__RefHeading___Toc1495_1224043242"/>Описание технического задания<text:bookmark-end text:name="__RefHeading___Toc1495_1224043242"/></text:h>
      <text:list xml:id="list3799763572" text:style-name="L1">
        <text:list-header>
          <text:p text:style-name="P51">Входные данные:</text:p>
          <text:p text:style-name="P52"><text:span text:style-name="T20">Целое число:</text:span><text:span text:style-name="T22"> строка, содержащая целое число в виде </text:span><text:span text:style-name="T25">&lt;+\- m&gt;. </text:span><text:span text:style-name="T22">Знак перед числом обязательно. Длина модуля числа </text:span><text:span text:style-name="T25">&lt;m&gt; - </text:span><text:span text:style-name="T22">до 30 цифр.</text:span></text:p>
          <text:p text:style-name="P52"><text:span text:style-name="T20">Действительное число:</text:span><text:span text:style-name="T22"> строка, содержащая вещественное число в виде </text:span><text:span text:style-name="T25">&lt;+\-m.nE+\-K&gt;. </text:span><text:span text:style-name="T22">Знак перед числом и перед порядком обязательно. Знак экспоненты </text:span><text:span text:style-name="T25">&lt;E&gt; </text:span><text:span text:style-name="T22">необязательно. Суммарная длина </text:span><text:span text:style-name="T25">&lt;m+n&gt; - </text:span><text:span text:style-name="T22">до 31 цифры, включая точку; длина порядка — до 5 цифр.</text:span></text:p>
          <text:p text:style-name="P53">Выходные данные:</text:p>
          <text:p text:style-name="P55"><text:span text:style-name="T22">Длинное число в виде </text:span><text:span text:style-name="T25">&lt;</text:span><text:span text:style-name="T22">+\-0.</text:span><text:span text:style-name="T25">m1E+\-K1&gt;. </text:span><text:span text:style-name="T22">Длинна мантиссы </text:span><text:span text:style-name="T25">&lt;m1&gt; - </text:span><text:span text:style-name="T22">до 30 цифр; длинна порядка </text:span><text:span text:style-name="T25">&lt;K1&gt;</text:span><text:span text:style-name="T22"> — до 5 цифр.</text:span></text:p>
          <text:p text:style-name="P53">Действие программы:</text:p>
          <text:p text:style-name="P54">Деление целого числа на вещественное.</text:p>
          <text:p text:style-name="P56"><text:span text:style-name="T19">Обращение к программе:</text:span><text:span text:style-name="T21"> </text:span></text:p>
          <text:p text:style-name="P57"><text:span text:style-name="T24">З</text:span><text:span text:style-name="T12">апускается через терминал.</text:span></text:p>
          <text:p text:style-name="P58"><text:span text:style-name="T12">А</text:span><text:span text:style-name="T11">варийные ситуации:</text:span></text:p>
        </text:list-header>
        <text:list-item>
          <text:p text:style-name="P59">Некорректный ввод: строка с целым числом содержит символы, которые не цифра и не (+\-), если это не нулевой элемент строки.</text:p>
          <text:p text:style-name="P61"><text:span text:style-name="T11">На выходе сообщение</text:span><text:span text:style-name="T13">: «</text:span><text:span text:style-name="T10">CHECK THE INPUT!!! SEE THE RULES!</text:span><text:span text:style-name="T13">»</text:span></text:p>
        </text:list-item>
        <text:list-item>
          <text:p text:style-name="P62"><text:span text:style-name="T11">Некорректный ввод: строка с вещественным числом содержит символ не цифру и не символ из набора („</text:span><text:span text:style-name="T17">+</text:span><text:span text:style-name="T11">“, „-“, „ . “, „</text:span><text:span text:style-name="T17">E</text:span><text:span text:style-name="T11">“).</text:span></text:p>
          <text:p text:style-name="P63"><text:span text:style-name="T14">На выходе сообщение: «</text:span><text:span text:style-name="T35">CHECK THE INPUT!!! SEE THE RULES!</text:span><text:span text:style-name="T36">»</text:span></text:p>
        </text:list-item>
        <text:list-item>
          <text:p text:style-name="P60">Некорректный ввод: переполнение порядка при вводе вещественного числа. (порядок превышает по модулю 99999)</text:p>
          <text:p text:style-name="P60">На выходе сообщение: «<text:span text:style-name="T45">CHECK THE INPUT!!! SEE THE RULES!</text:span>»</text:p>
        </text:list-item>
        <text:list-item>
          <text:p text:style-name="P60">Некорректный ввод: превышение длины при вводе целого числа (больше 30 цифр).</text:p>
          <text:p text:style-name="P60">На выходе: «<text:span text:style-name="T45">CHECK THE INPUT!!! SEE THE RULES!</text:span>»</text:p>
        </text:list-item>
        <text:list-item>
          <text:p text:style-name="P60"><text:soft-page-break/>Некорректный ввод: превышение длины при вводе вещественного числа (больше 31 цифры, включая точку)</text:p>
          <text:p text:style-name="P60">На выходе сообщение: «<text:span text:style-name="T45">CHECK THE INPUT!!! SEE THE RULES!</text:span>»</text:p>
        </text:list-item>
        <text:list-item>
          <text:p text:style-name="P60">Некорректный ввод: целое или вещественное число без знака (+\-).</text:p>
          <text:p text:style-name="P60">На выходе сообщение: «<text:span text:style-name="T45">CHECK THE INPUT!!! SEE THE RULES!</text:span>»</text:p>
        </text:list-item>
        <text:list-item>
          <text:p text:style-name="P60">Деление на нуль: при вводе вещественного числа введен нуль.</text:p>
          <text:p text:style-name="P64"><text:span text:style-name="T15">На выходе сообщение: </text:span><text:span text:style-name="T16">«</text:span><text:span text:style-name="T18">YOU CAN'T DIVIDE BY ZERO!</text:span><text:span text:style-name="T16">»</text:span></text:p>
        </text:list-item>
      </text:list>
      <text:p text:style-name="P49"/>
      <text:h text:style-name="P35" text:outline-level="1"><text:bookmark-start text:name="__RefHeading___Toc1497_1224043242"/>Описание структуры данных<text:bookmark-end text:name="__RefHeading___Toc1497_1224043242"/></text:h>
      <text:p text:style-name="P30"><text:span text:style-name="T26">После ввода числа, оно хранится в массиве символов длинной 39 (с учетом всех служебных знаков: точка </text:span><text:span text:style-name="T25">&lt; . &gt;</text:span><text:span text:style-name="T26">, знак экспоненты </text:span><text:span text:style-name="T25">&lt;E&gt;, </text:span><text:span text:style-name="T26">знак числа и знак порядка </text:span><text:span text:style-name="T25">&lt;+\-</text:span><text:span text:style-name="T26">). </text:span></text:p>
      <text:p text:style-name="P23"/>
      <text:p text:style-name="P31"><text:span text:style-name="T26">Далее число обрабатывается и записывается в структуру </text:span><text:span text:style-name="T34">number_r</text:span><text:span text:style-name="T25">. </text:span></text:p>
      <text:p text:style-name="P32"><text:span text:style-name="T26">Структура </text:span><text:span text:style-name="T34">number_r</text:span><text:span text:style-name="T25">:</text:span></text:p>
      <text:p text:style-name="P26"/>
      <text:p text:style-name="P27"/>
      <text:p text:style-name="P4">typedef struct</text:p>
      <text:p text:style-name="P2">{</text:p>
      <text:p text:style-name="P2"><text:s text:c="4"/>char mantissa[MAX_LEN_MANTISSA];</text:p>
      <text:p text:style-name="P2"><text:s text:c="4"/>char power[MAX_LEN_POWER];</text:p>
      <text:p text:style-name="P2"><text:s text:c="4"/>char sing_num;</text:p>
      <text:p text:style-name="P2"><text:s text:c="4"/>char sing_power;</text:p>
      <text:p text:style-name="P2"><text:s text:c="4"/>int power_int;</text:p>
      <text:p text:style-name="P2"><text:s text:c="4"/>short int point_pos;</text:p>
      <text:p text:style-name="P2"><text:s text:c="4"/>short int e_pos;</text:p>
      <text:p text:style-name="P2">} number_r;</text:p>
      <text:p text:style-name="P2"/>
      <text:p text:style-name="P5">Поля структуры:</text:p>
      <text:p text:style-name="P3">mantissa – <text:span text:style-name="T39">мантисса числа.</text:span></text:p>
      <text:p text:style-name="P3">power – <text:span text:style-name="T39">порядок вещественного числа (для целого его значение будет „+0“).</text:span></text:p>
      <text:p text:style-name="P3">sing_num – <text:span text:style-name="T39">знак числа (+ или -)</text:span>.</text:p>
      <text:p text:style-name="P3"><text:soft-page-break/>sing_power – <text:span text:style-name="T39">знак степени (+ или -).</text:span></text:p>
      <text:p text:style-name="P3">power_int – <text:span text:style-name="T39">значение порядка в нормальном числовом представлении.</text:span></text:p>
      <text:p text:style-name="P3">point_pos – <text:span text:style-name="T38">позиция знака точки в мантиссе (если нет, то </text:span><text:span text:style-name="T39">значение равно -41</text:span><text:span text:style-name="T38">).</text:span></text:p>
      <text:p text:style-name="P3">e_pos – <text:span text:style-name="T38">позиция знака экспоненты (если нет, то значение равно -41).</text:span></text:p>
      <text:p text:style-name="P23"/>
      <text:h text:style-name="P35" text:outline-level="1"><text:bookmark-start text:name="__RefHeading___Toc1499_1224043242"/>Описание алгоритма<text:bookmark-end text:name="__RefHeading___Toc1499_1224043242"/></text:h>
      <text:list xml:id="list3693144413" text:style-name="L2">
        <text:list-item>
          <text:p text:style-name="P65">Программа считывает две строки, одна <text:span text:style-name="T44">содержит</text:span> целое число, <text:span text:style-name="T44">другая</text:span> — вещественное. </text:p>
        </text:list-item>
        <text:list-item>
          <text:p text:style-name="P67"><text:span text:style-name="T29">Строки обрабатываются и записываются в структуру </text:span><text:span text:style-name="T33">number_r, </text:span><text:span text:style-name="T30">далее проводится проверка данных.</text:span></text:p>
        </text:list-item>
        <text:list-item>
          <text:p text:style-name="P66">Если первое (целое) число равно нулю, то ответ принимается равным за нуль (0, выводится в соответствии с ТЗ: +0.0+0).</text:p>
        </text:list-item>
        <text:list-item>
          <text:p text:style-name="P66">Если второе число равно нулю, то выводится сообщение о том, что на нуль делить нельзя.</text:p>
        </text:list-item>
        <text:list-item>
          <text:p text:style-name="P66">Если происходит переполнение порядка, или порядок равен машинному нулю, то выводится поясняющее сообщение.</text:p>
        </text:list-item>
        <text:list-item>
          <text:p text:style-name="P66">Если все данные верные, то происходит деление первого (целого) числа на второе (вещественное) по методу «деление в столбик», с контролем округления.</text:p>
        </text:list-item>
        <text:list-item>
          <text:p text:style-name="P68"><text:span text:style-name="T29">После деления результат выводится в нормализованном виде в соответствии со спецификацией, указанной в ТЗ </text:span><text:span text:style-name="T31">(</text:span><text:span text:style-name="T27">&lt;</text:span><text:span text:style-name="T28">+\-0.</text:span><text:span text:style-name="T27">m1E+\-K1&gt;</text:span><text:span text:style-name="T31">)</text:span><text:span text:style-name="T29">.</text:span></text:p>
        </text:list-item>
      </text:list>
      <text:h text:style-name="P35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7">№</text:p>
          </table:table-cell>
          <table:table-cell table:style-name="Таблица2.A1" office:value-type="string">
            <text:p text:style-name="P39">Название теста</text:p>
          </table:table-cell>
          <table:table-cell table:style-name="Таблица2.A1" office:value-type="string">
            <text:p text:style-name="P39">Число №1</text:p>
          </table:table-cell>
          <table:table-cell table:style-name="Таблица2.A1" office:value-type="string">
            <text:p text:style-name="P39">Число №2</text:p>
          </table:table-cell>
          <table:table-cell table:style-name="Таблица2.E1" office:value-type="string">
            <text:p text:style-name="P39">Вывод</text:p>
          </table:table-cell>
        </table:table-row>
        <table:table-row>
          <table:table-cell table:style-name="Таблица2.A2" office:value-type="string">
            <text:p text:style-name="P38">1</text:p>
          </table:table-cell>
          <table:table-cell table:style-name="Таблица2.A2" office:value-type="string">
            <text:p text:style-name="P40">Деление на нуль</text:p>
          </table:table-cell>
          <table:table-cell table:style-name="Таблица2.A2" office:value-type="string">
            <text:p text:style-name="P40">+123450</text:p>
          </table:table-cell>
          <table:table-cell table:style-name="Таблица2.A2" office:value-type="string">
            <text:p text:style-name="P40">+0</text:p>
          </table:table-cell>
          <table:table-cell table:style-name="Таблица2.E2" office:value-type="string">
            <text:p text:style-name="P69">YOU CAN'T DIVIDE BY ZERO!</text:p>
          </table:table-cell>
        </table:table-row>
        <table:table-row>
          <table:table-cell table:style-name="Таблица2.A2" office:value-type="string">
            <text:p text:style-name="P38">2</text:p>
          </table:table-cell>
          <table:table-cell table:style-name="Таблица2.A2" office:value-type="string">
            <text:p text:style-name="P40">Деление нуля на число</text:p>
          </table:table-cell>
          <table:table-cell table:style-name="Таблица2.A2" office:value-type="string">
            <text:p text:style-name="P40">+0</text:p>
          </table:table-cell>
          <table:table-cell table:style-name="Таблица2.A2" office:value-type="string">
            <text:p text:style-name="P40">+12345</text:p>
          </table:table-cell>
          <table:table-cell table:style-name="Таблица2.E2" office:value-type="string">
            <text:p text:style-name="P44">+0.0E+0</text:p>
          </table:table-cell>
        </table:table-row>
        <text:soft-page-break/>
        <table:table-row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40">Деление нуля на нуль</text:p>
          </table:table-cell>
          <table:table-cell table:style-name="Таблица2.A2" office:value-type="string">
            <text:p text:style-name="P40">+0</text:p>
          </table:table-cell>
          <table:table-cell table:style-name="Таблица2.A2" office:value-type="string">
            <text:p text:style-name="P40">+0</text:p>
          </table:table-cell>
          <table:table-cell table:style-name="Таблица2.E2" office:value-type="string">
            <text:p text:style-name="P69">YOU CAN'T DIVIDE BY ZERO!</text:p>
          </table:table-cell>
        </table:table-row>
        <table:table-row>
          <table:table-cell table:style-name="Таблица2.A2" office:value-type="string">
            <text:p text:style-name="P44">4</text:p>
          </table:table-cell>
          <table:table-cell table:style-name="Таблица2.A2" office:value-type="string">
            <text:p text:style-name="P40">Округление</text:p>
          </table:table-cell>
          <table:table-cell table:style-name="Таблица2.A2" office:value-type="string">
            <text:p text:style-name="P45">+2</text:p>
          </table:table-cell>
          <table:table-cell table:style-name="Таблица2.A2" office:value-type="string">
            <text:p text:style-name="P45">+3</text:p>
          </table:table-cell>
          <table:table-cell table:style-name="Таблица2.E2" office:value-type="string">
            <text:p text:style-name="P36">+<text:span text:style-name="T40">0.</text:span><text:span text:style-name="T42">6</text:span><text:span text:style-name="T40">66</text:span><text:span text:style-name="T42">.</text:span><text:span text:style-name="T40">.</text:span><text:span text:style-name="T42">66</text:span><text:span text:style-name="T40">67E</text:span>+0</text:p>
          </table:table-cell>
        </table:table-row>
        <table:table-row>
          <table:table-cell table:style-name="Таблица2.A2" office:value-type="string">
            <text:p text:style-name="P44">5</text:p>
          </table:table-cell>
          <table:table-cell table:style-name="Таблица2.A2" office:value-type="string">
            <text:p text:style-name="P40">Деление чисел разных знаков</text:p>
          </table:table-cell>
          <table:table-cell table:style-name="Таблица2.A2" office:value-type="string">
            <text:p text:style-name="P46">+12345</text:p>
          </table:table-cell>
          <table:table-cell table:style-name="Таблица2.A2" office:value-type="string">
            <text:p text:style-name="P36">-<text:span text:style-name="T43">123.45</text:span></text:p>
          </table:table-cell>
          <table:table-cell table:style-name="Таблица2.E2" office:value-type="string">
            <text:p text:style-name="P36"><text:s/>-0.100….000E+3</text:p>
          </table:table-cell>
        </table:table-row>
        <table:table-row>
          <table:table-cell table:style-name="Таблица2.A2" office:value-type="string">
            <text:p text:style-name="P44">6</text:p>
          </table:table-cell>
          <table:table-cell table:style-name="Таблица2.A2" office:value-type="string">
            <text:p text:style-name="P40">Деление целых чисел</text:p>
          </table:table-cell>
          <table:table-cell table:style-name="Таблица2.A2" office:value-type="string">
            <text:p text:style-name="P46">+123456</text:p>
          </table:table-cell>
          <table:table-cell table:style-name="Таблица2.A2" office:value-type="string">
            <text:p text:style-name="P46">+111</text:p>
          </table:table-cell>
          <table:table-cell table:style-name="Таблица2.E2" office:value-type="string">
            <text:p text:style-name="P36">+0.111221621621621621621621621622E+4</text:p>
          </table:table-cell>
        </table:table-row>
        <table:table-row>
          <table:table-cell table:style-name="Таблица2.A2" office:value-type="string">
            <text:p text:style-name="P44">7</text:p>
          </table:table-cell>
          <table:table-cell table:style-name="Таблица2.A2" office:value-type="string">
            <text:p text:style-name="P40">Граничные значения (целое число)</text:p>
          </table:table-cell>
          <table:table-cell table:style-name="Таблица2.A2" office:value-type="string">
            <text:p text:style-name="P46">+999999 (30 <text:span text:style-name="T37">девяток</text:span>)</text:p>
          </table:table-cell>
          <table:table-cell table:style-name="Таблица2.A2" office:value-type="string">
            <text:p text:style-name="P42">+1</text:p>
          </table:table-cell>
          <table:table-cell table:style-name="Таблица2.E2" office:value-type="string">
            <text:p text:style-name="P36">+0.999999999999999999999999999999E+30</text:p>
          </table:table-cell>
        </table:table-row>
        <table:table-row>
          <table:table-cell table:style-name="Таблица2.A2" office:value-type="string">
            <text:p text:style-name="P44">8</text:p>
          </table:table-cell>
          <table:table-cell table:style-name="Таблица2.A2" office:value-type="string">
            <text:p text:style-name="P40">Граничные значения (вещественное число)</text:p>
          </table:table-cell>
          <table:table-cell table:style-name="Таблица2.A2" office:value-type="string">
            <text:p text:style-name="P46">+123</text:p>
          </table:table-cell>
          <table:table-cell table:style-name="Таблица2.A2" office:value-type="string">
            <text:p text:style-name="P46">+9999...999.</text:p>
          </table:table-cell>
          <table:table-cell table:style-name="Таблица2.E2" office:value-type="string">
            <text:p text:style-name="P36">+0.123000000000000000000000000000E-27</text:p>
          </table:table-cell>
        </table:table-row>
        <table:table-row>
          <table:table-cell table:style-name="Таблица2.A2" office:value-type="string">
            <text:p text:style-name="P44">9</text:p>
          </table:table-cell>
          <table:table-cell table:style-name="Таблица2.A2" office:value-type="string">
            <text:p text:style-name="P40">Граничные значения (порядок)</text:p>
          </table:table-cell>
          <table:table-cell table:style-name="Таблица2.A2" office:value-type="string">
            <text:p text:style-name="P46">+123</text:p>
          </table:table-cell>
          <table:table-cell table:style-name="Таблица2.A2" office:value-type="string">
            <text:p text:style-name="P46">+123E+99999</text:p>
          </table:table-cell>
          <table:table-cell table:style-name="Таблица2.E2" office:value-type="string">
            <text:p text:style-name="P36">+0.100000000000000000000000000000E-99998</text:p>
          </table:table-cell>
        </table:table-row>
        <table:table-row>
          <table:table-cell table:style-name="Таблица2.A2" office:value-type="string">
            <text:p text:style-name="P44">10</text:p>
          </table:table-cell>
          <table:table-cell table:style-name="Таблица2.A2" office:value-type="string">
            <text:p text:style-name="P40">Превышение длины мантиссы (вещественное число)</text:p>
          </table:table-cell>
          <table:table-cell table:style-name="Таблица2.A2" office:value-type="string">
            <text:p text:style-name="P46">+123</text:p>
          </table:table-cell>
          <table:table-cell table:style-name="Таблица2.A2" office:value-type="string">
            <text:p text:style-name="P46">+0.99999 (31 <text:span text:style-name="T37">девятка</text:span>)</text:p>
          </table:table-cell>
          <table:table-cell table:style-name="Таблица2.E2" office:value-type="string">
            <text:p text:style-name="P70">CHECK THE INPUT!!! SEE THE RULES!</text:p>
          </table:table-cell>
        </table:table-row>
        <table:table-row>
          <table:table-cell table:style-name="Таблица2.A2" office:value-type="string">
            <text:p text:style-name="P38">1<text:span text:style-name="T41">1</text:span></text:p>
          </table:table-cell>
          <table:table-cell table:style-name="Таблица2.A2" office:value-type="string">
            <text:p text:style-name="P40">Превышение длины мантиссы (целое число)</text:p>
          </table:table-cell>
          <table:table-cell table:style-name="Таблица2.A2" office:value-type="string">
            <text:p text:style-name="P42">+999999 (31 девятка)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0">CHECK THE INPUT!!! SEE THE RULES!</text:p>
          </table:table-cell>
        </table:table-row>
        <table:table-row>
          <table:table-cell table:style-name="Таблица2.A2" office:value-type="string">
            <text:p text:style-name="P44">12</text:p>
          </table:table-cell>
          <table:table-cell table:style-name="Таблица2.A2" office:value-type="string">
            <text:p text:style-name="P40">Превышение длины порядка (вещественное число)</text:p>
          </table:table-cell>
          <table:table-cell table:style-name="Таблица2.A2" office:value-type="string">
            <text:p text:style-name="P42">+123</text:p>
          </table:table-cell>
          <table:table-cell table:style-name="Таблица2.A2" office:value-type="string">
            <text:p text:style-name="P42">+123<text:span text:style-name="T40">E+123456</text:span></text:p>
          </table:table-cell>
          <table:table-cell table:style-name="Таблица2.E2" office:value-type="string">
            <text:p text:style-name="P70">CHECK THE INPUT!!! SEE THE RULES!</text:p>
          </table:table-cell>
        </table:table-row>
        <table:table-row>
          <table:table-cell table:style-name="Таблица2.A2" office:value-type="string">
            <text:p text:style-name="P44">13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0">+<text:span text:style-name="T40">a</text:span>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ext:soft-page-break/>
        <table:table-row>
          <table:table-cell table:style-name="Таблица2.A2" office:value-type="string">
            <text:p text:style-name="P44">14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3">123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 table:style-name="Таблица2.16">
          <table:table-cell table:style-name="Таблица2.A2" office:value-type="string">
            <text:p text:style-name="P44">15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4">+123.<text:span text:style-name="T37">45</text:span>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16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1">+123,45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17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1">+123<text:span text:style-name="T40">E+45</text:span></text:p>
          </table:table-cell>
          <table:table-cell table:style-name="Таблица2.A2" office:value-type="string">
            <text:p text:style-name="P36">-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18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1">+123</text:p>
          </table:table-cell>
          <table:table-cell table:style-name="Таблица2.A2" office:value-type="string">
            <text:p text:style-name="P41">+1.2.3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19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4">+123</text:p>
          </table:table-cell>
          <table:table-cell table:style-name="Таблица2.A2" office:value-type="string">
            <text:p text:style-name="P44">a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20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4">+123</text:p>
          </table:table-cell>
          <table:table-cell table:style-name="Таблица2.A2" office:value-type="string">
            <text:p text:style-name="P41">123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21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4">+123</text:p>
          </table:table-cell>
          <table:table-cell table:style-name="Таблица2.A2" office:value-type="string">
            <text:p text:style-name="P41">+123.45<text:span text:style-name="T40">E+6.7</text:span>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44">22</text:p>
          </table:table-cell>
          <table:table-cell table:style-name="Таблица2.A2" office:value-type="string">
            <text:p text:style-name="P40">Некорректный ввод</text:p>
          </table:table-cell>
          <table:table-cell table:style-name="Таблица2.A2" office:value-type="string">
            <text:p text:style-name="P44">+123</text:p>
          </table:table-cell>
          <table:table-cell table:style-name="Таблица2.A2" office:value-type="string">
            <text:p text:style-name="P44">+E123</text:p>
          </table:table-cell>
          <table:table-cell table:style-name="Таблица2.E2" office:value-type="string">
            <text:p text:style-name="P71">CHECK THE INPUT!!! SEE THE RULES!</text:p>
          </table:table-cell>
        </table:table-row>
        <table:table-row>
          <table:table-cell table:style-name="Таблица2.A2" office:value-type="string">
            <text:p text:style-name="P38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3"/>
          </table:table-cell>
          <table:table-cell table:style-name="Таблица2.A2" office:value-type="string">
            <text:p text:style-name="P36"/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38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3"/>
          </table:table-cell>
          <table:table-cell table:style-name="Таблица2.A2" office:value-type="string">
            <text:p text:style-name="P36"/>
          </table:table-cell>
          <table:table-cell table:style-name="Таблица2.E2" office:value-type="string">
            <text:p text:style-name="P36"/>
          </table:table-cell>
        </table:table-row>
        <text:soft-page-break/>
        <table:table-row>
          <table:table-cell table:style-name="Таблица2.A2" office:value-type="string">
            <text:p text:style-name="P38"/>
          </table:table-cell>
          <table:table-cell table:style-name="Таблица2.A2" office:value-type="string">
            <text:p text:style-name="P40"/>
          </table:table-cell>
          <table:table-cell table:style-name="Таблица2.A2" office:value-type="string">
            <text:p text:style-name="P43"/>
          </table:table-cell>
          <table:table-cell table:style-name="Таблица2.A2" office:value-type="string">
            <text:p text:style-name="P36"/>
          </table:table-cell>
          <table:table-cell table:style-name="Таблица2.E2" office:value-type="string">
            <text:p text:style-name="P36"/>
          </table:table-cell>
        </table:table-row>
      </table:table>
      <text:h text:style-name="P35" text:outline-level="1"><text:bookmark-start text:name="__RefHeading___Toc1503_1224043242"/>Ответы на контрольные вопросы<text:bookmark-end text:name="__RefHeading___Toc1503_1224043242"/></text:h>
      <text:p text:style-name="P25">1. Каков возможный диапазон чисел, представляемых в ПК?</text:p>
      <text:p text:style-name="P33"><text:span text:style-name="T29">Диапазон чисел зависит от выбранного типа, разрядности процессора. </text:span><text:span text:style-name="T32">Максимальное значение беззаконного целого числа, для которого выделяется 64 разряда, равно 18 446 744 073 709 551 615.</text:span></text:p>
      <text:p text:style-name="P25">2. Какова возможная точность представления чисел, чем она определяется?</text:p>
      <text:p text:style-name="P34"><text:span text:style-name="T29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33">double </text:span><text:span text:style-name="T29">выделяется 52 бита, с помощью этого мантисса числа может иметь значение до 4 503 599 627 370 496.</text:span></text:p>
      <text:p text:style-name="P25">3. Какие стандартные операции возможны над числами?</text:p>
      <text:p text:style-name="P24">Возможны операции сложения, вычитания, умножения, деление, взятие остатка, сравнение.</text:p>
      <text:p text:style-name="P25">4. Какой тип данных может выбрать программист, если обрабатываемые числа превышают возможный диапазон представления чисел в ПК?</text:p>
      <text:p text:style-name="P24">Программист может выбрать структуру, куда он сможет записать не только мантиссу, но и знак числа и порядка. Так же может использовать массив символов.</text:p>
      <text:p text:style-name="P25">5. Как можно осуществить операции над числами, выходящими за рамки машинного представления?</text:p>
      <text:p text:style-name="P24">Можно использовать самостоятельно разработанные функции или библиотеки.</text:p>
      <text:p text:style-name="P28"/>
      <text:h text:style-name="P35" text:outline-level="1"><text:bookmark-start text:name="__RefHeading___Toc1505_1224043242"/>Вывод<text:bookmark-end text:name="__RefHeading___Toc1505_1224043242"/></text:h>
      <text:h text:style-name="P35" text:outline-level="1"/>
      <text:h text:style-name="P3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</meta:initial-creator>
    <meta:editing-cycles>40</meta:editing-cycles>
    <meta:print-date>2019-11-26T17:37:00</meta:print-date>
    <meta:creation-date>2018-12-20T06:53:00</meta:creation-date>
    <dc:date>2020-09-10T13:42:13.267000000</dc:date>
    <meta:editing-duration>PT9H55M52S</meta:editing-duration>
    <meta:generator>LibreOffice/6.0.6.2$Windows_X86_64 LibreOffice_project/0c292870b25a325b5ed35f6b45599d2ea4458e77</meta:generator>
    <meta:document-statistic meta:table-count="2" meta:image-count="1" meta:object-count="0" meta:page-count="8" meta:paragraph-count="207" meta:word-count="1033" meta:character-count="6994" meta:non-whitespace-character-count="61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